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confid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RAND() * 1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RAND() * 1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RAND() * 1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RAND() * 1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RAND() * 1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RAND() * 1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RAND() * 1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RAND() * 1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RAND() * 1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RAND() * 1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RAND() * 1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RAND() * 1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RAND() * 1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RAND() * 1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RAND() * 1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RAND() * 1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RAND() * 1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RAND() * 1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RAND() * 1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RAND() * 1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RAND() * 1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RAND() * 1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RAND() * 1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RAND() * 1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RAND() * 1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RAND() * 1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RAND() * 1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RAND() * 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RAND() * 1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RAND() * 1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RAND() * 1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RAND() * 10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7T17:13:49.320089868</meta:creation-date>
    <dc:date>2021-12-07T17:16:08.503535031</dc:date>
    <meta:editing-duration>PT2M19S</meta:editing-duration>
    <meta:editing-cycles>1</meta:editing-cycles>
    <meta:generator>LibreOffice/6.4.7.2$Linux_X86_64 LibreOffice_project/40$Build-2</meta:generator>
    <meta:document-statistic meta:table-count="1" meta:cell-count="66" meta:object-count="0"/>
  </office:meta>
</office:document-meta>
</file>